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cal -P letter -l -o calendar.ps 1 2018 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Hoj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l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Paper-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aper-Ori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ext-Langu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irst-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ont-Type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ont-Type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Font-Type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File-c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Application-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Month-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Month-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ProgVal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ast-Director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0:19:39.3232149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23:55:29.994859526</meta:creation-date>
    <dc:date>2018-01-08T14:25:18.048584151</dc:date>
    <meta:editing-duration>PT7H47M3S</meta:editing-duration>
    <meta:editing-cycles>6</meta:editing-cycles>
    <meta:generator>LibreOffice/5.1.6.2$Linux_X86_64 LibreOffice_project/10m0$Build-2</meta:generator>
    <meta:document-statistic meta:table-count="1" meta:cell-count="44" meta:object-count="0"/>
  </office:meta>
</office:document-meta>
</file>